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11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5"/>
        <table:table-column table:style-name="co1" table:number-columns-repeated="2" table:default-cell-style-name="ce10"/>
        <table:table-column table:style-name="co1" table:number-columns-repeated="3" table:default-cell-style-name="ce11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/>
          <table:table-cell table:formula="of:=[.D19] - [.C19]" office:value-type="float" office:value="82260" calcext:value-type="float">
            <text:p>82 260</text:p>
          </table:table-cell>
          <table:table-cell/>
          <table:table-cell table:formula="of:=[.F19] - [.E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19] + [.C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20] + [.C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1] + [.C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 table:style-name="ce9"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2] + [.C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3] + [.C24]" office:value-type="float" office:value="82279" calcext:value-type="float">
            <text:p>82 279</text:p>
          </table:table-cell>
          <table:table-cell table:style-name="ce6"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4] + [.C25]" office:value-type="float" office:value="82281" calcext:value-type="float">
            <text:p>82 281</text:p>
          </table:table-cell>
          <table:table-cell table:style-name="ce6"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5] + [.C26]" office:value-type="float" office:value="82284" calcext:value-type="float">
            <text:p>82 284</text:p>
          </table:table-cell>
          <table:table-cell table:style-name="ce6"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6] + [.C27]" office:value-type="float" office:value="82288" calcext:value-type="float">
            <text:p>82 288</text:p>
          </table:table-cell>
          <table:table-cell table:style-name="ce6"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7] + [.C28]" office:value-type="float" office:value="82290" calcext:value-type="float">
            <text:p>82 290</text:p>
          </table:table-cell>
          <table:table-cell table:style-name="ce6"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8] + [.C29]" office:value-type="float" office:value="82293" calcext:value-type="float">
            <text:p>82 293</text:p>
          </table:table-cell>
          <table:table-cell table:style-name="ce6"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9] + [.C30]" office:value-type="float" office:value="82298" calcext:value-type="float">
            <text:p>82 298</text:p>
          </table:table-cell>
          <table:table-cell table:style-name="ce6"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0] + [.C31]" office:value-type="float" office:value="82303" calcext:value-type="float">
            <text:p>82 303</text:p>
          </table:table-cell>
          <table:table-cell table:style-name="ce6"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1] + [.C32]" office:value-type="float" office:value="82308" calcext:value-type="float">
            <text:p>82 308</text:p>
          </table:table-cell>
          <table:table-cell table:style-name="ce6"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71.9047619047619" calcext:value-type="float">
            <text:p>71,9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 [.D32] + [.C33]" office:value-type="float" office:value="82319" calcext:value-type="float">
            <text:p>82 319</text:p>
          </table:table-cell>
          <table:table-cell table:style-name="ce6" office:value-type="float" office:value="505" calcext:value-type="float">
            <text:p>505</text:p>
          </table:table-cell>
          <table:table-cell table:formula="of:= [.F32] + [.E33]" office:value-type="float" office:value="414330" calcext:value-type="float">
            <text:p>414 330</text:p>
          </table:table-cell>
          <table:table-cell table:formula="of:= [.E33] / [.C33]" office:value-type="float" office:value="45.9090909090909" calcext:value-type="float">
            <text:p>45,91</text:p>
          </table:table-cell>
          <table:table-cell table:formula="of:= SUM([.E32:.E34]) / SUM([.C32:.C34])" office:value-type="float" office:value="81.6842105263158" calcext:value-type="float">
            <text:p>81,68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33] + [.C34]" office:value-type="float" office:value="82322" calcext:value-type="float">
            <text:p>82 322</text:p>
          </table:table-cell>
          <table:table-cell table:style-name="ce6" office:value-type="float" office:value="486" calcext:value-type="float">
            <text:p>486</text:p>
          </table:table-cell>
          <table:table-cell table:formula="of:= [.F33] + [.E34]" office:value-type="float" office:value="414816" calcext:value-type="float">
            <text:p>414 816</text:p>
          </table:table-cell>
          <table:table-cell table:formula="of:= [.E34] / [.C34]" office:value-type="float" office:value="162" calcext:value-type="float">
            <text:p>162,00</text:p>
          </table:table-cell>
          <table:table-cell table:formula="of:= SUM([.E33:.E35]) / SUM([.C33:.C35])" office:value-type="float" office:value="74.3684210526316" calcext:value-type="float">
            <text:p>74,37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4] + [.C35]" office:value-type="float" office:value="82327" calcext:value-type="float">
            <text:p>82 327</text:p>
          </table:table-cell>
          <table:table-cell table:style-name="ce6" office:value-type="float" office:value="422" calcext:value-type="float">
            <text:p>422</text:p>
          </table:table-cell>
          <table:table-cell table:formula="of:= [.F34] + [.E35]" office:value-type="float" office:value="415238" calcext:value-type="float">
            <text:p>415 238</text:p>
          </table:table-cell>
          <table:table-cell table:formula="of:= [.E35] / [.C35]" office:value-type="float" office:value="84.4" calcext:value-type="float">
            <text:p>84,40</text:p>
          </table:table-cell>
          <table:table-cell table:formula="of:= SUM([.E34:.E36]) / SUM([.C34:.C36])" office:value-type="float" office:value="139.7" calcext:value-type="float">
            <text:p>139,70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35] + [.C36]" office:value-type="float" office:value="82329" calcext:value-type="float">
            <text:p>82 329</text:p>
          </table:table-cell>
          <table:table-cell table:style-name="ce6" office:value-type="float" office:value="489" calcext:value-type="float">
            <text:p>489</text:p>
          </table:table-cell>
          <table:table-cell table:formula="of:= [.F35] + [.E36]" office:value-type="float" office:value="415727" calcext:value-type="float">
            <text:p>415 727</text:p>
          </table:table-cell>
          <table:table-cell table:formula="of:= [.E36] / [.C36]" office:value-type="float" office:value="244.5" calcext:value-type="float">
            <text:p>244,50</text:p>
          </table:table-cell>
          <table:table-cell table:formula="of:= SUM([.E35:.E37]) / SUM([.C35:.C37])" office:value-type="float" office:value="110.076923076923" calcext:value-type="float">
            <text:p>110,08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D36] + [.C37]" office:value-type="float" office:value="82335" calcext:value-type="float">
            <text:p>82 335</text:p>
          </table:table-cell>
          <table:table-cell table:style-name="ce6" office:value-type="float" office:value="520" calcext:value-type="float">
            <text:p>520</text:p>
          </table:table-cell>
          <table:table-cell table:formula="of:= [.F36] + [.E37]" office:value-type="float" office:value="416247" calcext:value-type="float">
            <text:p>416 247</text:p>
          </table:table-cell>
          <table:table-cell table:formula="of:= [.E37] / [.C37]" office:value-type="float" office:value="86.6666666666667" calcext:value-type="float">
            <text:p>86,67</text:p>
          </table:table-cell>
          <table:table-cell table:formula="of:= SUM([.E36:.E38]) / SUM([.C36:.C38])" office:value-type="float" office:value="84.2777777777778" calcext:value-type="float">
            <text:p>84,28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 [.D37] + [.C38]" office:value-type="float" office:value="82345" calcext:value-type="float">
            <text:p>82 345</text:p>
          </table:table-cell>
          <table:table-cell table:style-name="ce6" office:value-type="float" office:value="508" calcext:value-type="float">
            <text:p>508</text:p>
          </table:table-cell>
          <table:table-cell table:formula="of:= [.F37] + [.E38]" office:value-type="float" office:value="416755" calcext:value-type="float">
            <text:p>416 755</text:p>
          </table:table-cell>
          <table:table-cell table:formula="of:= [.E38] / [.C38]" office:value-type="float" office:value="50.8" calcext:value-type="float">
            <text:p>50,80</text:p>
          </table:table-cell>
          <table:table-cell table:formula="of:= SUM([.E37:.E39]) / SUM([.C37:.C39])" office:value-type="float" office:value="76.7142857142857" calcext:value-type="float">
            <text:p>76,7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8] + [.C39]" office:value-type="float" office:value="82350" calcext:value-type="float">
            <text:p>82 350</text:p>
          </table:table-cell>
          <table:table-cell table:style-name="ce6" office:value-type="float" office:value="583" calcext:value-type="float">
            <text:p>583</text:p>
          </table:table-cell>
          <table:table-cell table:formula="of:= [.F38] + [.E39]" office:value-type="float" office:value="417338" calcext:value-type="float">
            <text:p>417 338</text:p>
          </table:table-cell>
          <table:table-cell table:formula="of:= [.E39] / [.C39]" office:value-type="float" office:value="116.6" calcext:value-type="float">
            <text:p>116,60</text:p>
          </table:table-cell>
          <table:table-cell table:formula="of:= SUM([.E38:.E40]) / SUM([.C38:.C40])" office:value-type="float" office:value="77.1904761904762" calcext:value-type="float">
            <text:p>77,19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D39] + [.C40]" office:value-type="float" office:value="82356" calcext:value-type="float">
            <text:p>82 356</text:p>
          </table:table-cell>
          <table:table-cell table:style-name="ce6" office:value-type="float" office:value="530" calcext:value-type="float">
            <text:p>530</text:p>
          </table:table-cell>
          <table:table-cell table:formula="of:= [.F39] + [.E40]" office:value-type="float" office:value="417868" calcext:value-type="float">
            <text:p>417 868</text:p>
          </table:table-cell>
          <table:table-cell table:formula="of:= [.E40] / [.C40]" office:value-type="float" office:value="88.3333333333333" calcext:value-type="float">
            <text:p>88,33</text:p>
          </table:table-cell>
          <table:table-cell table:formula="of:= SUM([.E39:.E41]) / SUM([.C39:.C41])" office:value-type="float" office:value="83.9473684210526" calcext:value-type="float">
            <text:p>83,95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 [.D40] + [.C41]" office:value-type="float" office:value="82364" calcext:value-type="float">
            <text:p>82 364</text:p>
          </table:table-cell>
          <table:table-cell table:style-name="ce6" office:value-type="float" office:value="482" calcext:value-type="float">
            <text:p>482</text:p>
          </table:table-cell>
          <table:table-cell table:formula="of:= [.F40] + [.E41]" office:value-type="float" office:value="418350" calcext:value-type="float">
            <text:p>418 350</text:p>
          </table:table-cell>
          <table:table-cell table:formula="of:= [.E41] / [.C41]" office:value-type="float" office:value="60.25" calcext:value-type="float">
            <text:p>60,25</text:p>
          </table:table-cell>
          <table:table-cell table:formula="of:= SUM([.E40:.E42]) / SUM([.C40:.C42])" office:value-type="float" office:value="89.4375" calcext:value-type="float">
            <text:p>89,44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41] + [.C42]" office:value-type="float" office:value="82366" calcext:value-type="float">
            <text:p>82 366</text:p>
          </table:table-cell>
          <table:table-cell table:style-name="ce6" office:value-type="float" office:value="419" calcext:value-type="float">
            <text:p>419</text:p>
          </table:table-cell>
          <table:table-cell table:formula="of:= [.F41] + [.E42]" office:value-type="float" office:value="418769" calcext:value-type="float">
            <text:p>418 769</text:p>
          </table:table-cell>
          <table:table-cell table:formula="of:= [.E42] / [.C42]" office:value-type="float" office:value="209.5" calcext:value-type="float">
            <text:p>209,50</text:p>
          </table:table-cell>
          <table:table-cell table:formula="of:= SUM([.E41:.E43]) / SUM([.C41:.C43])" office:value-type="float" office:value="119.090909090909" calcext:value-type="float">
            <text:p>119,09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42] + [.C43]" office:value-type="float" office:value="82367" calcext:value-type="float">
            <text:p>82 367</text:p>
          </table:table-cell>
          <table:table-cell table:style-name="ce6" office:value-type="float" office:value="409" calcext:value-type="float">
            <text:p>409</text:p>
          </table:table-cell>
          <table:table-cell table:formula="of:= [.F42] + [.E43]" office:value-type="float" office:value="419178" calcext:value-type="float">
            <text:p>419 178</text:p>
          </table:table-cell>
          <table:table-cell table:formula="of:= [.E43] / [.C43]" office:value-type="float" office:value="409" calcext:value-type="float">
            <text:p>409,00</text:p>
          </table:table-cell>
          <table:table-cell table:formula="of:= SUM([.E42:.E44]) / SUM([.C42:.C44])" office:value-type="float" office:value="311" calcext:value-type="float">
            <text:p>311,00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43] + [.C44]" office:value-type="float" office:value="82368" calcext:value-type="float">
            <text:p>82 368</text:p>
          </table:table-cell>
          <table:table-cell table:style-name="ce6" office:value-type="float" office:value="416" calcext:value-type="float">
            <text:p>416</text:p>
          </table:table-cell>
          <table:table-cell table:formula="of:= [.F43] + [.E44]" office:value-type="float" office:value="419594" calcext:value-type="float">
            <text:p>419 594</text:p>
          </table:table-cell>
          <table:table-cell table:formula="of:= [.E44] / [.C44]" office:value-type="float" office:value="416" calcext:value-type="float">
            <text:p>416,00</text:p>
          </table:table-cell>
          <table:table-cell table:formula="of:= SUM([.E43:.E45]) / SUM([.C43:.C45])" office:value-type="float" office:value="115.636363636364" calcext:value-type="float">
            <text:p>115,64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table:style-name="ce6" office:value-type="float" office:value="447" calcext:value-type="float">
            <text:p>447</text:p>
          </table:table-cell>
          <table:table-cell table:formula="of:= [.F44] + [.E45]" office:value-type="float" office:value="420041" calcext:value-type="float">
            <text:p>420 041</text:p>
          </table:table-cell>
          <table:table-cell table:formula="of:= [.E45] / [.C45]" office:value-type="float" office:value="49.6666666666667" calcext:value-type="float">
            <text:p>49,67</text:p>
          </table:table-cell>
          <table:table-cell table:formula="of:= SUM([.E44:.E46]) / SUM([.C44:.C46])" office:value-type="float" office:value="89.2666666666667" calcext:value-type="float">
            <text:p>89,27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45] + [.C46]" office:value-type="float" office:value="82385" calcext:value-type="float">
            <text:p>82 385</text:p>
          </table:table-cell>
          <table:table-cell table:style-name="ce6" office:value-type="float" office:value="476" calcext:value-type="float">
            <text:p>476</text:p>
          </table:table-cell>
          <table:table-cell table:formula="of:= [.F45] + [.E46]" office:value-type="float" office:value="420517" calcext:value-type="float">
            <text:p>420 517</text:p>
          </table:table-cell>
          <table:table-cell table:formula="of:= [.E46] / [.C46]" office:value-type="float" office:value="95.2" calcext:value-type="float">
            <text:p>95,20</text:p>
          </table:table-cell>
          <table:table-cell table:formula="of:= SUM([.E45:.E47]) / SUM([.C45:.C47])" office:value-type="float" office:value="57.44" calcext:value-type="float">
            <text:p>57,44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09-16" calcext:value-type="date">
            <text:p>16.09.2021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formula="of:= [.D46] + [.C47]" office:value-type="float" office:value="82396" calcext:value-type="float">
            <text:p>82 396</text:p>
          </table:table-cell>
          <table:table-cell table:style-name="ce7" office:value-type="float" office:value="513" calcext:value-type="float">
            <text:p>513</text:p>
          </table:table-cell>
          <table:table-cell table:formula="of:= [.F46] + [.E47]" office:value-type="float" office:value="421030" calcext:value-type="float">
            <text:p>421 030</text:p>
          </table:table-cell>
          <table:table-cell table:formula="of:= [.E47] / [.C47]" office:value-type="float" office:value="46.6363636363636" calcext:value-type="float">
            <text:p>46,64</text:p>
          </table:table-cell>
          <table:table-cell table:formula="of:= SUM([.E46:.E48]) / SUM([.C46:.C48])" office:value-type="float" office:value="61.8125" calcext:value-type="float">
            <text:p>61,8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7" calcext:value-type="date">
            <text:p>17.09.2021</text:p>
          </table:table-cell>
          <table:table-cell/>
          <table:table-cell table:formula="of:= [.D47] + [.C48]" office:value-type="float" office:value="82396" calcext:value-type="float">
            <text:p>82 396</text:p>
          </table:table-cell>
          <table:table-cell/>
          <table:table-cell table:formula="of:= [.F47] + [.E48]" office:value-type="float" office:value="421030" calcext:value-type="float">
            <text:p>421 030</text:p>
          </table:table-cell>
          <table:table-cell table:formula="of:= [.E48] / [.C48]" office:value-type="string" office:string-value="" calcext:value-type="error">
            <text:p>#DIV/0!</text:p>
          </table:table-cell>
          <table:table-cell table:formula="of:= SUM([.E47:.E49]) / SUM([.C47:.C49])" office:value-type="float" office:value="46.6363636363636" calcext:value-type="float">
            <text:p>46,64</text:p>
          </table:table-cell>
          <table:table-cell table:number-columns-repeated="2"/>
          <table:table-cell table:formula="of:= [.J48] - [.J47] - [.I48]" office:value-type="float" office:value="-1699214" calcext:value-type="float">
            <text:p>-1 699 214</text:p>
          </table:table-cell>
        </table:table-row>
        <table:table-row table:style-name="ro2">
          <table:table-cell/>
          <table:table-cell table:style-name="ce2" office:value-type="date" office:date-value="2021-09-18" calcext:value-type="date">
            <text:p>18.09.2021</text:p>
          </table:table-cell>
          <table:table-cell/>
          <table:table-cell table:formula="of:= [.D48] + [.C49]" office:value-type="float" office:value="82396" calcext:value-type="float">
            <text:p>82 396</text:p>
          </table:table-cell>
          <table:table-cell/>
          <table:table-cell table:formula="of:= [.F48] + [.E49]" office:value-type="float" office:value="421030" calcext:value-type="float">
            <text:p>421 030</text:p>
          </table:table-cell>
          <table:table-cell table:formula="of:= [.E49] / [.C49]" office:value-type="string" office:string-value="" calcext:value-type="error">
            <text:p>#DIV/0!</text:p>
          </table:table-cell>
          <table:table-cell table:formula="of:= SUM([.E48:.E50]) / SUM([.C48:.C50])" office:value-type="string" office:string-value="" calcext:value-type="error">
            <text:p>#DIV/0!</text:p>
          </table:table-cell>
          <table:table-cell table:number-columns-repeated="2"/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9" calcext:value-type="date">
            <text:p>19.09.2021</text:p>
          </table:table-cell>
          <table:table-cell/>
          <table:table-cell table:formula="of:= [.D49] + [.C50]" office:value-type="float" office:value="82396" calcext:value-type="float">
            <text:p>82 396</text:p>
          </table:table-cell>
          <table:table-cell/>
          <table:table-cell table:formula="of:= [.F49] + [.E50]" office:value-type="float" office:value="421030" calcext:value-type="float">
            <text:p>421 030</text:p>
          </table:table-cell>
          <table:table-cell table:formula="of:= [.E50] / [.C50]" office:value-type="string" office:string-value="" calcext:value-type="error">
            <text:p>#DIV/0!</text:p>
          </table:table-cell>
          <table:table-cell table:formula="of:= SUM([.E49:.E51]) / SUM([.C49:.C51])" office:value-type="string" office:string-value="" calcext:value-type="error">
            <text:p>#DIV/0!</text:p>
          </table:table-cell>
          <table:table-cell table:number-columns-repeated="2"/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0" calcext:value-type="date">
            <text:p>20.09.2021</text:p>
          </table:table-cell>
          <table:table-cell/>
          <table:table-cell table:formula="of:= [.D50] + [.C51]" office:value-type="float" office:value="82396" calcext:value-type="float">
            <text:p>82 396</text:p>
          </table:table-cell>
          <table:table-cell/>
          <table:table-cell table:formula="of:= [.F50] + [.E51]" office:value-type="float" office:value="421030" calcext:value-type="float">
            <text:p>421 030</text:p>
          </table:table-cell>
          <table:table-cell table:formula="of:= [.E51] / [.C51]" office:value-type="string" office:string-value="" calcext:value-type="error">
            <text:p>#DIV/0!</text:p>
          </table:table-cell>
          <table:table-cell table:formula="of:= SUM([.E50:.E52]) / SUM([.C50:.C52])" office:value-type="string" office:string-value="" calcext:value-type="error">
            <text:p>#DIV/0!</text:p>
          </table:table-cell>
          <table:table-cell table:number-columns-repeated="2"/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/>
          <table:table-cell table:formula="of:= [.D51] + [.C52]" office:value-type="float" office:value="82396" calcext:value-type="float">
            <text:p>82 396</text:p>
          </table:table-cell>
          <table:table-cell/>
          <table:table-cell table:formula="of:= [.F51] + [.E52]" office:value-type="float" office:value="421030" calcext:value-type="float">
            <text:p>421 030</text:p>
          </table:table-cell>
          <table:table-cell table:formula="of:= [.E52] / [.C52]" office:value-type="string" office:string-value="" calcext:value-type="error">
            <text:p>#DIV/0!</text:p>
          </table:table-cell>
          <table:table-cell table:formula="of:= SUM([.E51:.E53]) / SUM([.C51:.C53])" office:value-type="string" office:string-value="" calcext:value-type="error">
            <text:p>#DIV/0!</text:p>
          </table:table-cell>
          <table:table-cell table:number-columns-repeated="2"/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/>
          <table:table-cell table:formula="of:= [.D52] + [.C53]" office:value-type="float" office:value="82396" calcext:value-type="float">
            <text:p>82 396</text:p>
          </table:table-cell>
          <table:table-cell/>
          <table:table-cell table:formula="of:= [.F52] + [.E53]" office:value-type="float" office:value="421030" calcext:value-type="float">
            <text:p>421 030</text:p>
          </table:table-cell>
          <table:table-cell table:formula="of:= [.E53] / [.C53]" office:value-type="string" office:string-value="" calcext:value-type="error">
            <text:p>#DIV/0!</text:p>
          </table:table-cell>
          <table:table-cell table:formula="of:= SUM([.E52:.E54]) / SUM([.C52:.C54])" office:value-type="string" office:string-value="" calcext:value-type="error">
            <text:p>#DIV/0!</text:p>
          </table:table-cell>
          <table:table-cell table:number-columns-repeated="2"/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/>
          <table:table-cell table:formula="of:= [.D53] + [.C54]" office:value-type="float" office:value="82396" calcext:value-type="float">
            <text:p>82 396</text:p>
          </table:table-cell>
          <table:table-cell/>
          <table:table-cell table:formula="of:= [.F53] + [.E54]" office:value-type="float" office:value="421030" calcext:value-type="float">
            <text:p>421 030</text:p>
          </table:table-cell>
          <table:table-cell table:formula="of:= [.E54] / [.C54]" office:value-type="string" office:string-value="" calcext:value-type="error">
            <text:p>#DIV/0!</text:p>
          </table:table-cell>
          <table:table-cell table:formula="of:= SUM([.E53:.E55]) / SUM([.C53:.C55])" office:value-type="string" office:string-value="" calcext:value-type="error">
            <text:p>#DIV/0!</text:p>
          </table:table-cell>
          <table:table-cell table:number-columns-repeated="2"/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4" calcext:value-type="date">
            <text:p>24.09.2021</text:p>
          </table:table-cell>
          <table:table-cell/>
          <table:table-cell table:formula="of:= [.D54] + [.C55]" office:value-type="float" office:value="82396" calcext:value-type="float">
            <text:p>82 396</text:p>
          </table:table-cell>
          <table:table-cell/>
          <table:table-cell table:formula="of:= [.F54] + [.E55]" office:value-type="float" office:value="421030" calcext:value-type="float">
            <text:p>421 030</text:p>
          </table:table-cell>
          <table:table-cell table:formula="of:= [.E55] / [.C55]" office:value-type="string" office:string-value="" calcext:value-type="error">
            <text:p>#DIV/0!</text:p>
          </table:table-cell>
          <table:table-cell table:formula="of:= SUM([.E54:.E56]) / SUM([.C54:.C56])" office:value-type="string" office:string-value="" calcext:value-type="error">
            <text:p>#DIV/0!</text:p>
          </table:table-cell>
          <table:table-cell table:number-columns-repeated="2"/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/>
          <table:table-cell table:formula="of:= [.D55] + [.C56]" office:value-type="float" office:value="82396" calcext:value-type="float">
            <text:p>82 396</text:p>
          </table:table-cell>
          <table:table-cell/>
          <table:table-cell table:formula="of:= [.F55] + [.E56]" office:value-type="float" office:value="421030" calcext:value-type="float">
            <text:p>421 030</text:p>
          </table:table-cell>
          <table:table-cell table:formula="of:= [.E56] / [.C56]" office:value-type="string" office:string-value="" calcext:value-type="error">
            <text:p>#DIV/0!</text:p>
          </table:table-cell>
          <table:table-cell table:formula="of:= SUM([.E55:.E57]) / SUM([.C55:.C57])" office:value-type="string" office:string-value="" calcext:value-type="error">
            <text:p>#DIV/0!</text:p>
          </table:table-cell>
          <table:table-cell table:number-columns-repeated="2"/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/>
          <table:table-cell table:formula="of:= [.D56] + [.C57]" office:value-type="float" office:value="82396" calcext:value-type="float">
            <text:p>82 396</text:p>
          </table:table-cell>
          <table:table-cell/>
          <table:table-cell table:formula="of:= [.F56] + [.E57]" office:value-type="float" office:value="421030" calcext:value-type="float">
            <text:p>421 030</text:p>
          </table:table-cell>
          <table:table-cell table:formula="of:= [.E57] / [.C57]" office:value-type="string" office:string-value="" calcext:value-type="error">
            <text:p>#DIV/0!</text:p>
          </table:table-cell>
          <table:table-cell table:formula="of:= SUM([.E56:.E58]) / SUM([.C56:.C58])" office:value-type="string" office:string-value="" calcext:value-type="error">
            <text:p>#DIV/0!</text:p>
          </table:table-cell>
          <table:table-cell table:number-columns-repeated="2"/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/>
          <table:table-cell table:formula="of:= [.D57] + [.C58]" office:value-type="float" office:value="82396" calcext:value-type="float">
            <text:p>82 396</text:p>
          </table:table-cell>
          <table:table-cell/>
          <table:table-cell table:formula="of:= [.F57] + [.E58]" office:value-type="float" office:value="421030" calcext:value-type="float">
            <text:p>421 030</text:p>
          </table:table-cell>
          <table:table-cell table:formula="of:= [.E58] / [.C58]" office:value-type="string" office:string-value="" calcext:value-type="error">
            <text:p>#DIV/0!</text:p>
          </table:table-cell>
          <table:table-cell table:formula="of:= SUM([.E57:.E59]) / SUM([.C57:.C59])" office:value-type="string" office:string-value="" calcext:value-type="error">
            <text:p>#DIV/0!</text:p>
          </table:table-cell>
          <table:table-cell table:number-columns-repeated="2"/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8" calcext:value-type="date">
            <text:p>28.09.2021</text:p>
          </table:table-cell>
          <table:table-cell/>
          <table:table-cell table:formula="of:= [.D58] + [.C59]" office:value-type="float" office:value="82396" calcext:value-type="float">
            <text:p>82 396</text:p>
          </table:table-cell>
          <table:table-cell/>
          <table:table-cell table:formula="of:= [.F58] + [.E59]" office:value-type="float" office:value="421030" calcext:value-type="float">
            <text:p>421 030</text:p>
          </table:table-cell>
          <table:table-cell table:formula="of:= [.E59] / [.C59]" office:value-type="string" office:string-value="" calcext:value-type="error">
            <text:p>#DIV/0!</text:p>
          </table:table-cell>
          <table:table-cell table:formula="of:= SUM([.E58:.E60]) / SUM([.C58:.C60])" office:value-type="string" office:string-value="" calcext:value-type="error">
            <text:p>#DIV/0!</text:p>
          </table:table-cell>
          <table:table-cell table:number-columns-repeated="2"/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/>
          <table:table-cell table:formula="of:= [.D59] + [.C60]" office:value-type="float" office:value="82396" calcext:value-type="float">
            <text:p>82 396</text:p>
          </table:table-cell>
          <table:table-cell/>
          <table:table-cell table:formula="of:= [.F59] + [.E60]" office:value-type="float" office:value="421030" calcext:value-type="float">
            <text:p>421 030</text:p>
          </table:table-cell>
          <table:table-cell table:formula="of:= [.E60] / [.C60]" office:value-type="string" office:string-value="" calcext:value-type="error">
            <text:p>#DIV/0!</text:p>
          </table:table-cell>
          <table:table-cell table:formula="of:= SUM([.E59:.E61]) / SUM([.C59:.C61])" office:value-type="string" office:string-value="" calcext:value-type="error">
            <text:p>#DIV/0!</text:p>
          </table:table-cell>
          <table:table-cell table:number-columns-repeated="2"/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/>
          <table:table-cell table:formula="of:= [.D60] + [.C61]" office:value-type="float" office:value="82396" calcext:value-type="float">
            <text:p>82 396</text:p>
          </table:table-cell>
          <table:table-cell/>
          <table:table-cell table:formula="of:= [.F60] + [.E61]" office:value-type="float" office:value="421030" calcext:value-type="float">
            <text:p>421 030</text:p>
          </table:table-cell>
          <table:table-cell table:formula="of:= [.E61] / [.C61]" office:value-type="string" office:string-value="" calcext:value-type="error">
            <text:p>#DIV/0!</text:p>
          </table:table-cell>
          <table:table-cell table:formula="of:= SUM([.E60:.E62]) / SUM([.C60:.C62])" office:value-type="string" office:string-value="" calcext:value-type="error">
            <text:p>#DIV/0!</text:p>
          </table:table-cell>
          <table:table-cell table:number-columns-repeated="2"/>
          <table:table-cell table:formula="of:= [.J61] - [.J60] - [.I6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9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1P0"/>
    </number:currency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number-style style:name="N13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9-17T07:56:22.487846842</dc:date>
    <dc:creator>Tomáš Metelka</dc:creator>
    <meta:editing-duration>P25DT21H11M43S</meta:editing-duration>
    <meta:editing-cycles>36</meta:editing-cycles>
    <meta:generator>LibreOffice/6.0.7.3$Linux_X86_64 LibreOffice_project/00m0$Build-3</meta:generator>
    <meta:document-statistic meta:table-count="1" meta:cell-count="392" meta:object-count="0"/>
  </office:meta>
</office:document-meta>
</file>